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6.572cm"/>
    </style:style>
    <style:style style:name="co3" style:family="table-column">
      <style:table-column-properties fo:break-before="auto" style:column-width="4.978cm"/>
    </style:style>
    <style:style style:name="co4" style:family="table-column">
      <style:table-column-properties fo:break-before="auto" style:column-width="0.503cm"/>
    </style:style>
    <style:style style:name="co5" style:family="table-column">
      <style:table-column-properties fo:break-before="auto" style:column-width="0.448cm"/>
    </style:style>
    <style:style style:name="co6" style:family="table-column">
      <style:table-column-properties fo:break-before="auto" style:column-width="1.342cm"/>
    </style:style>
    <style:style style:name="co7" style:family="table-column">
      <style:table-column-properties fo:break-before="auto" style:column-width="6.629cm"/>
    </style:style>
    <style:style style:name="co8" style:family="table-column">
      <style:table-column-properties fo:break-before="auto" style:column-width="3.485cm"/>
    </style:style>
    <style:style style:name="co9" style:family="table-column">
      <style:table-column-properties fo:break-before="auto" style:column-width="0.866cm"/>
    </style:style>
    <style:style style:name="co10" style:family="table-column">
      <style:table-column-properties fo:break-before="auto" style:column-width="2.489cm"/>
    </style:style>
    <style:style style:name="co11" style:family="table-column">
      <style:table-column-properties fo:break-before="auto" style:column-width="5.369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ta1" style:family="table" style:master-page-name="PageStyle_5f_SolarEclipseCircumstances">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2" style:family="table-cell" style:parent-style-name="Default" style:data-style-name="N146">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13" style:family="table-cell" style:parent-style-name="Default">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1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7" style:family="table-cell" style:parent-style-name="Default" style:data-style-name="N145">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SolarEclipseCircumstance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8"/>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0" table:default-cell-style-name="ce16"/>
        <table:table-column table:style-name="co10" table:number-columns-repeated="245" table:default-cell-style-name="ce2"/>
        <table:table-column table:style-name="co10" table:number-columns-repeated="767" table:default-cell-style-name="Default"/>
        <table:table-row table:style-name="ro1">
          <table:table-cell table:style-name="ce1" office:value-type="string">
            <text:p>The circumstances of a solar eclipse</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local date (day)</text:p>
          </table:table-cell>
          <table:table-cell table:style-name="ce6" office:value-type="float" office:value="20">
            <text:p>20</text:p>
          </table:table-cell>
          <table:table-cell table:number-columns-repeated="2"/>
          <table:table-cell table:style-name="ce3" office:value-type="string">
            <text:p>Output</text:p>
          </table:table-cell>
          <table:table-cell table:style-name="ce5" table:formula="of:=CONCATENATE([.C21];&quot; on &quot;)" office:value-type="string" office:string-value="Solar eclipse certain on ">
            <text:p>Solar eclipse certain on </text:p>
          </table:table-cell>
          <table:table-cell table:style-name="ce5" table:formula="of:=CONCATENATE([.C18];&quot;/&quot;;[.C19];&quot;/&quot;;[.C20])" office:value-type="string" office:string-value="20/3/2015">
            <text:p>20/3/2015</text:p>
          </table:table-cell>
          <table:table-cell table:number-columns-repeated="1016"/>
        </table:table-row>
        <table:table-row table:style-name="ro2">
          <table:table-cell table:style-name="ce3"/>
          <table:table-cell table:style-name="ce5" office:value-type="string">
            <text:p>local date (month)</text:p>
          </table:table-cell>
          <table:table-cell table:style-name="ce6" office:value-type="float" office:value="3">
            <text:p>3</text:p>
          </table:table-cell>
          <table:table-cell table:number-columns-repeated="2"/>
          <table:table-cell table:style-name="ce3"/>
          <table:table-cell table:style-name="ce5" office:value-type="string">
            <text:p>UT of first contact</text:p>
          </table:table-cell>
          <table:table-cell table:style-name="ce5" table:formula="of:=IF([.C23]=-99;&quot;&quot;;CONCATENATE(DHHOUR([.C23]+0.008333);&quot;:&quot;;DHMIN([.C23]+0.008333)))" office:value-type="string" office:string-value="8:55">
            <text:p>8:55</text:p>
          </table:table-cell>
          <table:table-cell table:number-columns-repeated="1016"/>
        </table:table-row>
        <table:table-row table:style-name="ro2">
          <table:table-cell table:style-name="ce4"/>
          <table:table-cell table:style-name="ce5" office:value-type="string">
            <text:p>local date (year)</text:p>
          </table:table-cell>
          <table:table-cell table:style-name="ce6" office:value-type="float" office:value="2015">
            <text:p>2015</text:p>
          </table:table-cell>
          <table:table-cell/>
          <table:table-cell table:style-name="ce4" table:number-columns-repeated="2"/>
          <table:table-cell table:style-name="ce5" office:value-type="string">
            <text:p>UT of mid eclipse</text:p>
          </table:table-cell>
          <table:table-cell table:style-name="ce5" table:formula="of:=IF([.C22]=-99;&quot;&quot;;CONCATENATE(DHHOUR([.C22]+0.008333);&quot;:&quot;;DHMIN([.C22]+0.008333)))" office:value-type="string" office:string-value="9:57">
            <text:p>9:57</text:p>
          </table:table-cell>
          <table:table-cell table:number-columns-repeated="1016"/>
        </table:table-row>
        <table:table-row table:style-name="ro2">
          <table:table-cell table:style-name="ce4"/>
          <table:table-cell table:style-name="ce5" office:value-type="string">
            <text:p>daylight saving (hours)</text:p>
          </table:table-cell>
          <table:table-cell table:style-name="ce6" office:value-type="float" office:value="0">
            <text:p>0</text:p>
          </table:table-cell>
          <table:table-cell/>
          <table:table-cell table:style-name="ce4" table:number-columns-repeated="2"/>
          <table:table-cell table:style-name="ce5" office:value-type="string">
            <text:p>UT of last contact</text:p>
          </table:table-cell>
          <table:table-cell table:style-name="ce5" table:formula="of:=IF([.C24]=-99;&quot;&quot;;CONCATENATE(DHHOUR([.C24]+0.008333);&quot;:&quot;;DHMIN([.C24]+0.008333)))" office:value-type="string" office:string-value="10:58">
            <text:p>10:58</text:p>
          </table:table-cell>
          <table:table-cell table:number-columns-repeated="1016"/>
        </table:table-row>
        <table:table-row table:style-name="ro2">
          <table:table-cell table:style-name="ce4"/>
          <table:table-cell table:style-name="ce5" office:value-type="string">
            <text:p>zone correction (hours)</text:p>
          </table:table-cell>
          <table:table-cell table:style-name="ce6" office:value-type="float" office:value="0">
            <text:p>0</text:p>
          </table:table-cell>
          <table:table-cell/>
          <table:table-cell table:style-name="ce4" table:number-columns-repeated="2"/>
          <table:table-cell table:style-name="ce5" office:value-type="string">
            <text:p>magnitude of eclipse</text:p>
          </table:table-cell>
          <table:table-cell table:style-name="ce12" table:formula="of:=IF([.C25]=-99;&quot;&quot;;ROUND([.C25];3))" office:value-type="float" office:value="1.016">
            <text:p>1.016</text:p>
          </table:table-cell>
          <table:table-cell table:number-columns-repeated="1016"/>
        </table:table-row>
        <table:table-row table:style-name="ro2">
          <table:table-cell table:style-name="ce4"/>
          <table:table-cell table:style-name="ce5" office:value-type="string">
            <text:p>geog longitude (deg)</text:p>
          </table:table-cell>
          <table:table-cell table:style-name="ce6" office:value-type="float" office:value="0">
            <text:p>0</text:p>
          </table:table-cell>
          <table:table-cell/>
          <table:table-cell table:style-name="ce4" table:number-columns-repeated="2"/>
          <table:table-cell table:number-columns-repeated="1018"/>
        </table:table-row>
        <table:table-row table:style-name="ro2">
          <table:table-cell table:style-name="ce4"/>
          <table:table-cell table:style-name="ce5" office:value-type="string">
            <text:p>geog latitude (deg)</text:p>
          </table:table-cell>
          <table:table-cell table:style-name="ce6" office:value-type="float" office:value="68.65">
            <text:p>68.65</text:p>
          </table:table-cell>
          <table:table-cell/>
          <table:table-cell table:style-name="ce4" table:number-columns-repeated="2"/>
          <table:table-cell/>
          <table:table-cell table:style-name="ce9" office:value-type="string">
            <text:p>=CONCATENATE(C21," on ")</text:p>
          </table:table-cell>
          <table:table-cell table:number-columns-repeated="1016"/>
        </table:table-row>
        <table:table-row table:style-name="ro2">
          <table:table-cell table:style-name="ce4"/>
          <table:table-cell table:style-name="ce5"/>
          <table:table-cell table:style-name="ce6"/>
          <table:table-cell/>
          <table:table-cell table:style-name="ce4" table:number-columns-repeated="2"/>
          <table:table-cell/>
          <table:table-cell table:style-name="ce13" office:value-type="string">
            <text:p>=CONCATENATE(C18,"/",C19,"/",C20)</text:p>
          </table:table-cell>
          <table:table-cell table:number-columns-repeated="1016"/>
        </table:table-row>
        <table:table-row table:style-name="ro2">
          <table:table-cell table:style-name="ce4" office:value-type="float" office:value="1">
            <text:p>1</text:p>
          </table:table-cell>
          <table:table-cell table:style-name="ce4" office:value-type="string">
            <text:p>Julian date of new Moon</text:p>
          </table:table-cell>
          <table:table-cell table:style-name="ce4" table:formula="of:=NEWMOON([.C6];[.C7];[.C3];[.C4];[.C5])" office:value-type="float" office:value="2457101.90201849">
            <text:p>2457101.9</text:p>
          </table:table-cell>
          <table:table-cell office:value-type="string">
            <text:p>=NewMoon(C6,C7,C3,C4,C5)</text:p>
          </table:table-cell>
          <table:table-cell table:style-name="ce4" table:number-columns-repeated="2"/>
          <table:table-cell/>
          <table:table-cell table:style-name="ce9" office:value-type="string">
            <text:p>=IF(C23=-99,"",CONCATENATE(DHHour(C23+0.008333),":",DHMin(C23+0.008333)))</text:p>
          </table:table-cell>
          <table:table-cell table:number-columns-repeated="1016"/>
        </table:table-row>
        <table:table-row table:style-name="ro2">
          <table:table-cell table:style-name="ce4" office:value-type="float" office:value="2">
            <text:p>2</text:p>
          </table:table-cell>
          <table:table-cell table:style-name="ce4" office:value-type="string">
            <text:p>G date of new Moon (day)</text:p>
          </table:table-cell>
          <table:table-cell table:style-name="ce4" table:formula="of:=JDCDAY([.C11])" office:value-type="float" office:value="20.4020184902474">
            <text:p>20.4</text:p>
          </table:table-cell>
          <table:table-cell office:value-type="string">
            <text:p>=JDCDay(C11)</text:p>
          </table:table-cell>
          <table:table-cell table:style-name="ce4" table:number-columns-repeated="2"/>
          <table:table-cell/>
          <table:table-cell table:style-name="ce9" office:value-type="string">
            <text:p>=IF(C22=-99,"",CONCATENATE(DHHour(C22+0.008333),":",DHMin(C22+0.008333)))</text:p>
          </table:table-cell>
          <table:table-cell table:number-columns-repeated="1016"/>
        </table:table-row>
        <table:table-row table:style-name="ro2">
          <table:table-cell table:style-name="ce4" office:value-type="float" office:value="3">
            <text:p>3</text:p>
          </table:table-cell>
          <table:table-cell table:style-name="ce4" office:value-type="string">
            <text:p>… integer day</text:p>
          </table:table-cell>
          <table:table-cell table:style-name="ce4" table:formula="of:=INT([.C12])" office:value-type="float" office:value="20">
            <text:p>20</text:p>
          </table:table-cell>
          <table:table-cell office:value-type="string">
            <text:p>=INT(C12)</text:p>
          </table:table-cell>
          <table:table-cell table:style-name="ce4" table:number-columns-repeated="2"/>
          <table:table-cell/>
          <table:table-cell table:style-name="ce9" office:value-type="string">
            <text:p>=IF(C24=-99,"",CONCATENATE(DHHour(C24+0.008333),":",DHMin(C24+0.008333)))</text:p>
          </table:table-cell>
          <table:table-cell table:number-columns-repeated="1016"/>
        </table:table-row>
        <table:table-row table:style-name="ro2">
          <table:table-cell table:style-name="ce4" office:value-type="float" office:value="4">
            <text:p>4</text:p>
          </table:table-cell>
          <table:table-cell table:style-name="ce4" office:value-type="string">
            <text:p>G date new Moon (month)</text:p>
          </table:table-cell>
          <table:table-cell table:style-name="ce4" table:formula="of:=JDCMONTH([.C11])" office:value-type="float" office:value="3">
            <text:p>3</text:p>
          </table:table-cell>
          <table:table-cell office:value-type="string">
            <text:p>=JDCMonth(C11)</text:p>
          </table:table-cell>
          <table:table-cell table:style-name="ce4" table:number-columns-repeated="2"/>
          <table:table-cell/>
          <table:table-cell table:style-name="ce9" office:value-type="string">
            <text:p>=IF(C25=-99,"",ROUND(C25,3))</text:p>
          </table:table-cell>
          <table:table-cell table:number-columns-repeated="1016"/>
        </table:table-row>
        <table:table-row table:style-name="ro2">
          <table:table-cell table:style-name="ce4" office:value-type="float" office:value="5">
            <text:p>5</text:p>
          </table:table-cell>
          <table:table-cell table:style-name="ce4" office:value-type="string">
            <text:p>G date of new Moon (year)</text:p>
          </table:table-cell>
          <table:table-cell table:style-name="ce4" table:formula="of:=JDCYEAR([.C11])" office:value-type="float" office:value="2015">
            <text:p>2015</text:p>
          </table:table-cell>
          <table:table-cell office:value-type="string">
            <text:p>=JDCYear(C11)</text:p>
          </table:table-cell>
          <table:table-cell table:style-name="ce4" table:number-columns-repeated="2"/>
          <table:table-cell table:number-columns-repeated="1018"/>
        </table:table-row>
        <table:table-row table:style-name="ro2">
          <table:table-cell table:style-name="ce4" office:value-type="float" office:value="6">
            <text:p>6</text:p>
          </table:table-cell>
          <table:table-cell table:style-name="ce4" office:value-type="string">
            <text:p>UT of new Moon (hours)</text:p>
          </table:table-cell>
          <table:table-cell table:style-name="ce4" table:formula="of:=([.C12]-[.C13])*24" office:value-type="float" office:value="9.64844376593828">
            <text:p>9.65</text:p>
          </table:table-cell>
          <table:table-cell office:value-type="string">
            <text:p>=(C12-C13)*24</text:p>
          </table:table-cell>
          <table:table-cell table:style-name="ce4" table:number-columns-repeated="2"/>
          <table:table-cell table:number-columns-repeated="3"/>
          <table:table-cell table:style-name="ce15"/>
          <table:table-cell table:number-columns-repeated="1014"/>
        </table:table-row>
        <table:table-row table:style-name="ro2">
          <table:table-cell table:style-name="ce4" office:value-type="float" office:value="7">
            <text:p>7</text:p>
          </table:table-cell>
          <table:table-cell table:style-name="ce4" office:value-type="string">
            <text:p>local civil time (hours)</text:p>
          </table:table-cell>
          <table:table-cell table:style-name="ce4" table:formula="of:=UTLCT([.C16];0;0;[.C6];[.C7];[.C13];[.C14];[.C15])" office:value-type="float" office:value="9.64844376593828">
            <text:p>9.65</text:p>
          </table:table-cell>
          <table:table-cell office:value-type="string">
            <text:p>=UTLCT(C16,0,0,C6,C7,C13,C14,C15)</text:p>
          </table:table-cell>
          <table:table-cell table:style-name="ce4" table:number-columns-repeated="2"/>
          <table:table-cell table:number-columns-repeated="3"/>
          <table:table-cell table:style-name="ce14"/>
          <table:table-cell table:number-columns-repeated="1014"/>
        </table:table-row>
        <table:table-row table:style-name="ro2">
          <table:table-cell table:style-name="ce4" office:value-type="float" office:value="8">
            <text:p>8</text:p>
          </table:table-cell>
          <table:table-cell table:style-name="ce4" office:value-type="string">
            <text:p>local civil date (day)</text:p>
          </table:table-cell>
          <table:table-cell table:style-name="ce4" table:formula="of:=UTLCDAY([.C16];0;0;[.C6];[.C7];[.C13];[.C14];[.C15])" office:value-type="float" office:value="20">
            <text:p>20</text:p>
          </table:table-cell>
          <table:table-cell office:value-type="string">
            <text:p>=UTLCDay(C16,0,0,C6,C7,C13,C14,C15)</text:p>
          </table:table-cell>
          <table:table-cell table:style-name="ce4" table:number-columns-repeated="2"/>
          <table:table-cell table:style-name="ce5"/>
          <table:table-cell table:style-name="ce4"/>
          <table:table-cell table:style-name="ce14" table:number-columns-repeated="2"/>
          <table:table-cell table:number-columns-repeated="1014"/>
        </table:table-row>
        <table:table-row table:style-name="ro2">
          <table:table-cell table:style-name="ce4" office:value-type="float" office:value="9">
            <text:p>9</text:p>
          </table:table-cell>
          <table:table-cell table:style-name="ce4" office:value-type="string">
            <text:p>local civil date (month)</text:p>
          </table:table-cell>
          <table:table-cell table:style-name="ce4" table:formula="of:=UTLCMONTH([.C16];0;0;[.C6];[.C7];[.C13];[.C14];[.C15])" office:value-type="float" office:value="3">
            <text:p>3</text:p>
          </table:table-cell>
          <table:table-cell office:value-type="string">
            <text:p>=UTLCMonth(C16,0,0,C6,C7,C13,C14,C15)</text:p>
          </table:table-cell>
          <table:table-cell table:style-name="ce4" table:number-columns-repeated="2"/>
          <table:table-cell table:style-name="ce11"/>
          <table:table-cell table:style-name="ce4"/>
          <table:table-cell table:style-name="ce14" table:number-columns-repeated="2"/>
          <table:table-cell table:number-columns-repeated="1014"/>
        </table:table-row>
        <table:table-row table:style-name="ro2">
          <table:table-cell table:style-name="ce4" office:value-type="float" office:value="10">
            <text:p>10</text:p>
          </table:table-cell>
          <table:table-cell table:style-name="ce4" office:value-type="string">
            <text:p>local civil date (year)</text:p>
          </table:table-cell>
          <table:table-cell table:style-name="ce4" table:formula="of:=UTLCYEAR([.C16];0;0;[.C6];[.C7];[.C13];[.C14];[.C15])" office:value-type="float" office:value="2015">
            <text:p>2015</text:p>
          </table:table-cell>
          <table:table-cell office:value-type="string">
            <text:p>=UTLCYear(C16,0,0,C6,C7,C13,C14,C15)</text:p>
          </table:table-cell>
          <table:table-cell table:style-name="ce4" table:number-columns-repeated="2"/>
          <table:table-cell table:style-name="ce11"/>
          <table:table-cell/>
          <table:table-cell table:style-name="ce14" table:number-columns-repeated="2"/>
          <table:table-cell table:style-name="ce15"/>
          <table:table-cell table:number-columns-repeated="1013"/>
        </table:table-row>
        <table:table-row table:style-name="ro2">
          <table:table-cell table:style-name="ce4" office:value-type="float" office:value="11">
            <text:p>11</text:p>
          </table:table-cell>
          <table:table-cell table:style-name="ce4" office:value-type="string">
            <text:p>eclipse occurrence?</text:p>
          </table:table-cell>
          <table:table-cell table:style-name="ce4" table:formula="of:=SEOCCURRENCE([.C6];[.C7];[.C3];[.C4];[.C5])" office:value-type="string" office:string-value="Solar eclipse certain">
            <text:p>Solar eclipse certain</text:p>
          </table:table-cell>
          <table:table-cell office:value-type="string">
            <text:p>=SEOccurrence(C6,C7,C3,C4,C5)</text:p>
          </table:table-cell>
          <table:table-cell table:style-name="ce4" table:number-columns-repeated="2"/>
          <table:table-cell table:style-name="ce11"/>
          <table:table-cell/>
          <table:table-cell table:style-name="ce14" table:number-columns-repeated="3"/>
          <table:table-cell table:number-columns-repeated="1013"/>
        </table:table-row>
        <table:table-row table:style-name="ro2">
          <table:table-cell table:style-name="ce4" office:value-type="float" office:value="12">
            <text:p>12</text:p>
          </table:table-cell>
          <table:table-cell table:style-name="ce4" office:value-type="string">
            <text:p>UT max eclipse</text:p>
          </table:table-cell>
          <table:table-cell table:style-name="ce4" table:formula="of:=UTMAXSOLARECLIPSE([.C3];[.C4];[.C5];[.C6];[.C7];[.C8];[.C9])" office:value-type="float" office:value="9.94729682111661">
            <text:p>9.95</text:p>
          </table:table-cell>
          <table:table-cell office:value-type="string">
            <text:p>=UTMaxSolarEclipse(C3,C4,C5,C6,C7,C8,C9)</text:p>
          </table:table-cell>
          <table:table-cell table:style-name="ce4" table:number-columns-repeated="2"/>
          <table:table-cell table:style-name="ce11"/>
          <table:table-cell table:number-columns-repeated="3"/>
          <table:table-cell table:style-name="ce14"/>
          <table:table-cell table:number-columns-repeated="1013"/>
        </table:table-row>
        <table:table-row table:style-name="ro2">
          <table:table-cell table:style-name="ce4" office:value-type="float" office:value="13">
            <text:p>13</text:p>
          </table:table-cell>
          <table:table-cell table:style-name="ce4" office:value-type="string">
            <text:p>UT first contact</text:p>
          </table:table-cell>
          <table:table-cell table:style-name="ce4" table:formula="of:=UTFIRSTCONTACTSOLARECLIPSE([.C3];[.C4];[.C5];[.C6];[.C7];[.C8];[.C9])" office:value-type="float" office:value="8.92027791066379">
            <text:p>8.92</text:p>
          </table:table-cell>
          <table:table-cell office:value-type="string">
            <text:p>=UTFirstContactSolarEclipse(C3,C4,C5,C6,C7,C8,C9)</text:p>
          </table:table-cell>
          <table:table-cell table:style-name="ce11" table:number-columns-repeated="3"/>
          <table:table-cell table:number-columns-repeated="3"/>
          <table:table-cell table:style-name="ce14"/>
          <table:table-cell table:number-columns-repeated="1013"/>
        </table:table-row>
        <table:table-row table:style-name="ro2">
          <table:table-cell table:style-name="ce4" office:value-type="float" office:value="14">
            <text:p>14</text:p>
          </table:table-cell>
          <table:table-cell table:style-name="ce4" office:value-type="string">
            <text:p>UT last contact</text:p>
          </table:table-cell>
          <table:table-cell table:style-name="ce4" table:formula="of:=UTLASTCONTACTSOLARECLIPSE([.C3];[.C4];[.C5];[.C6];[.C7];[.C8];[.C9])" office:value-type="float" office:value="10.9743157315694">
            <text:p>10.97</text:p>
          </table:table-cell>
          <table:table-cell office:value-type="string">
            <text:p>=UTLastContactSolarEclipse(C3,C4,C5,C6,C7,C8,C9)</text:p>
          </table:table-cell>
          <table:table-cell table:style-name="ce11" table:number-columns-repeated="3"/>
          <table:table-cell table:number-columns-repeated="3"/>
          <table:table-cell table:style-name="ce14"/>
          <table:table-cell table:number-columns-repeated="1013"/>
        </table:table-row>
        <table:table-row table:style-name="ro2">
          <table:table-cell table:style-name="ce4" office:value-type="float" office:value="15">
            <text:p>15</text:p>
          </table:table-cell>
          <table:table-cell table:style-name="ce4" office:value-type="string">
            <text:p>magnitude</text:p>
          </table:table-cell>
          <table:table-cell table:style-name="ce7" table:formula="of:=MAGSOLARECLIPSE([.C3];[.C4];[.C5];[.C6];[.C7];[.C8];[.C9])" office:value-type="float" office:value="1.01628681702675">
            <text:p>1.016286817</text:p>
          </table:table-cell>
          <table:table-cell office:value-type="string">
            <text:p>=MagSolarEclipse(C3,C4,C5,C6,C7,C8,C9)</text:p>
          </table:table-cell>
          <table:table-cell table:style-name="ce11" table:number-columns-repeated="2"/>
          <table:table-cell table:style-name="ce5"/>
          <table:table-cell table:style-name="ce4" table:number-columns-repeated="3"/>
          <table:table-cell table:number-columns-repeated="1014"/>
        </table:table-row>
        <table:table-row table:style-name="ro2">
          <table:table-cell table:style-name="ce4"/>
          <table:table-cell table:number-columns-repeated="3"/>
          <table:table-cell table:style-name="ce4" table:number-columns-repeated="2"/>
          <table:table-cell table:style-name="ce5"/>
          <table:table-cell table:style-name="ce4" table:number-columns-repeated="3"/>
          <table:table-cell table:number-columns-repeated="1014"/>
        </table:table-row>
        <table:table-row table:style-name="ro2">
          <table:table-cell table:style-name="ce4"/>
          <table:table-cell table:number-columns-repeated="3"/>
          <table:table-cell table:style-name="ce4" table:number-columns-repeated="2"/>
          <table:table-cell/>
          <table:table-cell table:style-name="ce4" table:number-columns-repeated="3"/>
          <table:table-cell table:number-columns-repeated="1014"/>
        </table:table-row>
        <table:table-row table:style-name="ro2">
          <table:table-cell table:style-name="ce4"/>
          <table:table-cell table:number-columns-repeated="3"/>
          <table:table-cell table:style-name="ce4" table:number-columns-repeated="2"/>
          <table:table-cell/>
          <table:table-cell table:style-name="ce4" table:number-columns-repeated="4"/>
          <table:table-cell table:number-columns-repeated="1013"/>
        </table:table-row>
        <table:table-row table:style-name="ro2">
          <table:table-cell table:style-name="ce4" table:number-columns-repeated="3"/>
          <table:table-cell/>
          <table:table-cell table:style-name="ce4" table:number-columns-repeated="2"/>
          <table:table-cell/>
          <table:table-cell table:style-name="ce4" table:number-columns-repeated="4"/>
          <table:table-cell table:style-name="ce17"/>
          <table:table-cell table:style-name="ce4" table:number-columns-repeated="1012"/>
        </table:table-row>
        <table:table-row table:style-name="ro2">
          <table:table-cell table:style-name="ce4" table:number-columns-repeated="2"/>
          <table:table-cell table:style-name="Default"/>
          <table:table-cell/>
          <table:table-cell table:style-name="ce4" table:number-columns-repeated="2"/>
          <table:table-cell/>
          <table:table-cell table:style-name="ce4" table:number-columns-repeated="4"/>
          <table:table-cell table:style-name="ce17"/>
          <table:table-cell table:style-name="ce4" table:number-columns-repeated="1012"/>
        </table:table-row>
        <table:table-row table:style-name="ro2">
          <table:table-cell table:style-name="ce4" table:number-columns-repeated="3"/>
          <table:table-cell/>
          <table:table-cell table:style-name="ce4" table:number-columns-repeated="2"/>
          <table:table-cell/>
          <table:table-cell table:style-name="ce4" table:number-columns-repeated="4"/>
          <table:table-cell table:style-name="ce17"/>
          <table:table-cell table:style-name="ce4" table:number-columns-repeated="1012"/>
        </table:table-row>
        <table:table-row table:style-name="ro2">
          <table:table-cell table:style-name="ce4" table:number-columns-repeated="3"/>
          <table:table-cell/>
          <table:table-cell table:style-name="ce4" table:number-columns-repeated="2"/>
          <table:table-cell table:number-columns-repeated="2"/>
          <table:table-cell table:style-name="ce4" table:number-columns-repeated="3"/>
          <table:table-cell table:style-name="ce17"/>
          <table:table-cell table:style-name="ce4" table:number-columns-repeated="1012"/>
        </table:table-row>
        <table:table-row table:style-name="ro2" table:number-rows-repeated="2">
          <table:table-cell table:style-name="ce4" table:number-columns-repeated="3"/>
          <table:table-cell/>
          <table:table-cell table:style-name="ce4" table:number-columns-repeated="2"/>
          <table:table-cell table:number-columns-repeated="4"/>
          <table:table-cell table:style-name="ce4"/>
          <table:table-cell table:style-name="ce17"/>
          <table:table-cell table:style-name="ce4" table:number-columns-repeated="1012"/>
        </table:table-row>
        <table:table-row table:style-name="ro2">
          <table:table-cell table:style-name="ce4"/>
          <table:table-cell table:number-columns-repeated="3"/>
          <table:table-cell table:style-name="ce4" table:number-columns-repeated="2"/>
          <table:table-cell table:number-columns-repeated="4"/>
          <table:table-cell table:style-name="ce4"/>
          <table:table-cell table:style-name="ce17"/>
          <table:table-cell table:style-name="ce4" table:number-columns-repeated="1012"/>
        </table:table-row>
        <table:table-row table:style-name="ro2">
          <table:table-cell table:style-name="ce4"/>
          <table:table-cell table:number-columns-repeated="2"/>
          <table:table-cell table:style-name="ce9"/>
          <table:table-cell table:style-name="ce4" table:number-columns-repeated="2"/>
          <table:table-cell table:number-columns-repeated="4"/>
          <table:table-cell table:style-name="ce4"/>
          <table:table-cell table:style-name="ce17"/>
          <table:table-cell table:style-name="ce4" table:number-columns-repeated="1012"/>
        </table:table-row>
        <table:table-row table:style-name="ro2">
          <table:table-cell table:style-name="ce4"/>
          <table:table-cell table:number-columns-repeated="2"/>
          <table:table-cell table:style-name="ce9"/>
          <table:table-cell table:style-name="ce4" table:number-columns-repeated="2"/>
          <table:table-cell table:number-columns-repeated="5"/>
          <table:table-cell table:style-name="ce17"/>
          <table:table-cell table:style-name="ce4" table:number-columns-repeated="1012"/>
        </table:table-row>
        <table:table-row table:style-name="ro2">
          <table:table-cell table:number-columns-repeated="3"/>
          <table:table-cell table:style-name="ce9"/>
          <table:table-cell table:number-columns-repeated="1020"/>
        </table:table-row>
        <table:table-row table:style-name="ro2">
          <table:table-cell table:number-columns-repeated="3"/>
          <table:table-cell table:style-name="ce9"/>
          <table:table-cell table:style-name="ce4"/>
          <table:table-cell table:number-columns-repeated="1019"/>
        </table:table-row>
        <table:table-row table:style-name="ro2" table:number-rows-repeated="2">
          <table:table-cell table:style-name="ce4"/>
          <table:table-cell table:number-columns-repeated="2"/>
          <table:table-cell table:style-name="ce10"/>
          <table:table-cell table:number-columns-repeated="1020"/>
        </table:table-row>
        <table:table-row table:style-name="ro2" table:number-rows-repeated="3">
          <table:table-cell table:style-name="ce4"/>
          <table:table-cell table:number-columns-repeated="1023"/>
        </table:table-row>
        <table:table-row table:style-name="ro2" table:number-rows-repeated="65491">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Yes</number:text>
    </number:number-style>
    <number:number-style style:name="N138P1" style:volatile="true">
      <number:text>Yes</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True</number:text>
    </number:number-style>
    <number:number-style style:name="N140P1" style:volatile="true">
      <number:text>True</number:text>
    </number:number-style>
    <number:number-style style:name="N140">
      <number:text>False</number:text>
      <style:map style:condition="value()&gt;0" style:apply-style-name="N140P0"/>
      <style:map style:condition="value()&lt;0" style:apply-style-name="N140P1"/>
    </number:number-style>
    <number:number-style style:name="N142P0" style:volatile="true">
      <number:text>On</number:text>
    </number:number-style>
    <number:number-style style:name="N142P1" style:volatile="true">
      <number:text>On</number:text>
    </number:number-style>
    <number:number-style style:name="N142">
      <number:text>Off</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number:number-style style:name="N145">
      <number:number number:decimal-places="9" number:min-integer-digits="1"/>
    </number:number-style>
    <number:number-style style:name="N146">
      <number:number number:decimal-places="3"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4:05:25</text:time></text:p>
        </style:region-right>
      </style:header>
      <style:header-left style:display="false"/>
      <style:footer>
        <text:p>Page <text:page-number>1</text:page-number> / <text:page-count>99</text:page-count></text:p>
      </style:footer>
      <style:footer-left style:display="false"/>
    </style:master-page>
    <style:master-page style:name="PageStyle_5f_SolarEclipseCircumstances" style:display-name="PageStyle_SolarEclipseCircumstanc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4:05:25.66</dc:date>
    <meta:generator>OpenOffice.org/3.2$Win32 OpenOffice.org_project/320m18$Build-9502</meta:generator>
    <meta:editing-duration>PT12H11M02S</meta:editing-duration>
    <meta:editing-cycles>40</meta:editing-cycles>
    <meta:document-statistic meta:table-count="1" meta:cell-count="93"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